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72f" draw:textarea-horizontal-align="justify" draw:textarea-vertical-align="middle" draw:auto-grow-height="false" fo:min-height="2.558cm" fo:min-width="2.195cm" fo:wrap-option="wrap" loext:decorative="false"/>
      <style:paragraph-properties style:writing-mode="lr-tb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2.932cm" fo:min-width="2.595cm" fo:wrap-option="wrap" loext:decorative="false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2.087cm" fo:min-width="1.787cm" fo:wrap-option="wrap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32cm" fo:min-width="3.214cm" fo:wrap-option="wrap" loext:decorative="false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756cm" fo:min-width="2.506cm" fo:wrap-option="wrap" loext:decorative="fals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932cm" fo:min-width="3.566cm" fo:wrap-option="wrap" loext:decorative="false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7bc65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1cm" svg:height="3.97cm" svg:x="19.907cm" svg:y="12.765cm">
          <text:p text:style-name="P1"><text:span text:style-name="T1">Fronte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" draw:id="id1" draw:layer="layout" svg:width="4.375cm" svg:height="4.5cm" svg:x="19.625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3" draw:id="id3" draw:layer="layout" svg:width="3.233cm" svg:height="3.303cm" svg:x="4.767cm" svg:y="23.947cm">
          <text:p text:style-name="P1"><text:span text:style-name="T2">Backe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2" draw:id="id2" draw:layer="layout" svg:width="5.25cm" svg:height="4.5cm" svg:x="11.75cm" svg:y="18cm">
          <text:p text:style-name="P1"><text:span text:style-name="T2">Kirjautumis ja rekisteröitymis-näkymä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draw:type="line" svg:x1="20.265cm" svg:y1="16.341cm" svg:x2="16.232cm" svg:y2="18.659cm" draw:start-shape="id1" draw:start-glue-point="7" draw:end-shape="id2" draw:end-glue-point="11" svg:d="M20265 16341l-4033 2318" svg:viewBox="0 0 4034 2319">
          <text:p/>
        </draw:connector>
        <draw:connector draw:style-name="gr5" draw:text-style-name="P3" draw:layer="layout" draw:type="line" svg:x1="12.518cm" svg:y1="21.841cm" svg:x2="7.527cm" svg:y2="24.43cm" draw:start-shape="id2" draw:start-glue-point="7" draw:end-shape="id3" draw:end-glue-point="11" svg:d="M12518 21841l-4991 2589" svg:viewBox="0 0 4992 2590">
          <text:p/>
        </draw:connector>
        <draw:custom-shape draw:style-name="gr4" draw:text-style-name="P1" xml:id="id4" draw:id="id4" draw:layer="layout" svg:width="5.25cm" svg:height="4.5cm" svg:x="27.75cm" svg:y="23.5cm">
          <text:p text:style-name="P1"><text:span text:style-name="T3">Karttanäkymä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draw:type="line" svg:x1="23.36cm" svg:y1="16.341cm" svg:x2="30.375cm" svg:y2="23.5cm" draw:start-shape="id1" draw:start-glue-point="9" draw:end-shape="id4" draw:end-glue-point="4" svg:d="M23360 16341l7015 7159" svg:viewBox="0 0 7016 7160">
          <text:p/>
        </draw:connector>
        <draw:connector draw:style-name="gr5" draw:text-style-name="P3" draw:layer="layout" draw:type="line" svg:x1="8cm" svg:y1="25.599cm" svg:x2="28.518cm" svg:y2="27.341cm" draw:start-shape="id3" draw:start-glue-point="10" draw:end-shape="id4" draw:end-glue-point="7" svg:d="M8000 25599l20518 1742" svg:viewBox="0 0 20519 1743">
          <text:p/>
        </draw:connector>
        <draw:custom-shape draw:style-name="gr6" draw:text-style-name="P1" xml:id="id5" draw:id="id5" draw:layer="layout" svg:width="4.25cm" svg:height="4.25cm" svg:x="29.75cm" svg:y="13.5cm">
          <text:p text:style-name="P1"><text:span text:style-name="T2">Geolokaatio-dat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3" draw:layer="layout" draw:type="line" svg:x1="31.875cm" svg:y1="17.75cm" svg:x2="30.375cm" svg:y2="23.5cm" draw:start-shape="id5" draw:start-glue-point="8" draw:end-shape="id4" draw:end-glue-point="4" svg:d="M31875 17750l-1500 5750" svg:viewBox="0 0 1501 5751">
          <text:p/>
        </draw:connector>
        <draw:custom-shape draw:style-name="gr4" draw:text-style-name="P1" xml:id="id6" draw:id="id6" draw:layer="layout" svg:width="5.25cm" svg:height="4.5cm" svg:x="7.5cm" svg:y="12.5cm">
          <text:p text:style-name="P1"><text:span text:style-name="T3">Tulosnäkymä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draw:type="line" svg:x1="12.75cm" svg:y1="14.75cm" svg:x2="19.625cm" svg:y2="14.75cm" draw:start-shape="id6" draw:start-glue-point="10" draw:end-shape="id1" draw:end-glue-point="6" svg:d="M12750 14750h6875" svg:viewBox="0 0 6876 1">
          <text:p/>
        </draw:connector>
        <draw:connector draw:style-name="gr5" draw:text-style-name="P3" draw:layer="layout" draw:type="line" svg:x1="6.384cm" svg:y1="23.947cm" svg:x2="8.268cm" svg:y2="16.341cm" draw:start-shape="id3" draw:start-glue-point="4" draw:end-shape="id6" draw:end-glue-point="7" svg:d="M6384 23947l1884-7606" svg:viewBox="0 0 1885 7607">
          <text:p/>
        </draw:connector>
        <draw:custom-shape draw:style-name="gr8" draw:text-style-name="P1" xml:id="id7" draw:id="id7" draw:layer="layout" svg:width="5.75cm" svg:height="4.5cm" svg:x="13cm" svg:y="5.5cm">
          <text:p text:style-name="P1"><text:span text:style-name="T3">Kilpailunhallint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draw:type="line" svg:x1="17.908cm" svg:y1="9.341cm" svg:x2="20.265cm" svg:y2="13.159cm" draw:start-shape="id7" draw:start-glue-point="9" draw:end-shape="id1" draw:end-glue-point="5" svg:d="M17908 9341l2357 3818" svg:viewBox="0 0 2358 3819">
          <text:p/>
        </draw:connector>
        <draw:custom-shape draw:style-name="gr4" draw:text-style-name="P1" xml:id="id8" draw:id="id8" draw:layer="layout" svg:width="5.25cm" svg:height="4.5cm" svg:x="4cm" svg:y="5.5cm">
          <text:p text:style-name="P1"><text:span text:style-name="T3">Meneillään olevat pelit ja kilpailu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3" draw:layer="layout" draw:type="line" svg:x1="13cm" svg:y1="7.75cm" svg:x2="9.25cm" svg:y2="7.75cm" draw:start-shape="id7" draw:start-glue-point="6" draw:end-shape="id8" draw:end-glue-point="10" svg:d="M13000 7750h-3750" svg:viewBox="0 0 3751 1">
          <text:p/>
        </draw:connector>
        <draw:connector draw:style-name="gr9" draw:text-style-name="P3" draw:layer="layout" draw:type="line" svg:x1="6.625cm" svg:y1="10cm" svg:x2="8.268cm" svg:y2="13.159cm" draw:start-shape="id8" draw:start-glue-point="8" draw:end-shape="id6" draw:end-glue-point="5" svg:d="M6625 10000l1643 3159" svg:viewBox="0 0 1644 3160">
          <text:p/>
        </draw:connector>
        <draw:custom-shape draw:style-name="gr4" draw:text-style-name="P1" xml:id="id9" draw:id="id9" draw:layer="layout" svg:width="5.25cm" svg:height="4.5cm" svg:x="25cm" svg:y="5.5cm">
          <text:p text:style-name="P1"><text:span text:style-name="T3">Profiilinäkymä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draw:type="line" svg:x1="23.36cm" svg:y1="13.159cm" svg:x2="25.768cm" svg:y2="9.341cm" draw:start-shape="id1" draw:start-glue-point="11" draw:end-shape="id9" draw:end-glue-point="7" svg:d="M23360 13159l2408-3818" svg:viewBox="0 0 2409 3819">
          <text:p/>
        </draw:connector>
        <draw:custom-shape draw:style-name="gr4" draw:text-style-name="P1" xml:id="id10" draw:id="id10" draw:layer="layout" svg:width="5.25cm" svg:height="4.5cm" svg:x="19.25cm" svg:y="19.25cm">
          <text:p text:style-name="P1"><text:span text:style-name="T3">Ratojen listau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draw:type="line" svg:x1="20.018cm" svg:y1="23.091cm" svg:x2="8cm" svg:y2="25.599cm" draw:start-shape="id10" draw:start-glue-point="7" draw:end-shape="id3" draw:end-glue-point="10" svg:d="M20018 23091l-12018 2508" svg:viewBox="0 0 12019 2509">
          <text:p/>
        </draw:connector>
        <draw:connector draw:style-name="gr10" draw:text-style-name="P3" draw:layer="layout" draw:type="line" svg:x1="21.875cm" svg:y1="19.25cm" svg:x2="21.813cm" svg:y2="17cm" draw:start-shape="id10" draw:start-glue-point="4" draw:end-shape="id1" draw:end-glue-point="8" svg:d="M21875 19250l-62-2250" svg:viewBox="0 0 63 2251">
          <text:p/>
        </draw:connector>
        <draw:connector draw:style-name="gr11" draw:text-style-name="P3" draw:layer="layout" draw:type="line" svg:x1="23.732cm" svg:y1="23.091cm" svg:x2="28.518cm" svg:y2="24.159cm" draw:start-shape="id10" draw:start-glue-point="9" draw:end-shape="id4" draw:end-glue-point="5" svg:d="M23732 23091l4786 1068" svg:viewBox="0 0 4787 106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5:01:09.220436940</meta:creation-date>
    <dc:date>2024-10-30T15:27:47.676564646</dc:date>
    <meta:editing-duration>PT24M44S</meta:editing-duration>
    <meta:editing-cycles>13</meta:editing-cycles>
    <meta:generator>LibreOffice/24.2.6.2$Linux_X86_64 LibreOffice_project/420$Build-2</meta:generator>
    <meta:document-statistic meta:object-count="25"/>
  </office:meta>
</office:document-meta>
</file>